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9aaf" officeooo:paragraph-rsid="001c9aaf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add <text:s/>useradd -m</text:p>
      <text:p text:style-name="P1">passwd /// gpasswd</text:p>
      <text:p text:style-name="P1">useradd -u 1003 -d /home/ -m -s /bin/bash nuevo //groupadd</text:p>
      <text:p text:style-name="P1">userdel -r // groupdel</text:p>
      <text:p text:style-name="P1">sudo usermod -aG groupname username</text:p>
      <text:p text:style-name="P1">getent group grupoprueba </text:p>
      <text:p text:style-name="P1">cat …..&gt; …….</text:p>
      <text:p text:style-name="P1">sudo fdisk -l</text:p>
      <text:p text:style-name="P1">sudo truncate -s 20G 0.disk</text:p>
      <text:p text:style-name="P1">cat /proc/partitions</text:p>
      <text:p text:style-name="P1">lsblk /dev/sda</text:p>
      <text:p text:style-name="P1">chmod condiciones usuario/fichero</text:p>
      <text:p text:style-name="P1">ps -A para listar todos los procesos que se ejecutan en el sistema </text:p>
      <text:p text:style-name="P1">service crond status</text:p>
      <text:p text:style-name="P1">sudo telinit 3</text:p>
      <text:p text:style-name="P1">sudo top</text:p>
      <text:p text:style-name="P1">df -h</text:p>
      <text:p text:style-name="P1">tar -cvf ……..tar *********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2T09:28:34.468000000</meta:creation-date>
    <dc:date>2024-03-22T09:40:14.234000000</dc:date>
    <meta:editing-duration>PT11M40S</meta:editing-duration>
    <meta:editing-cycles>1</meta:editing-cycles>
    <meta:document-statistic meta:table-count="0" meta:image-count="0" meta:object-count="0" meta:page-count="1" meta:paragraph-count="18" meta:word-count="73" meta:character-count="436" meta:non-whitespace-character-count="378"/>
    <meta:generator>LibreOffice/7.6.0.3$Windows_X86_64 LibreOffice_project/69edd8b8ebc41d00b4de3915dc82f8f0fc3b6265</meta:generator>
  </office:meta>
</office:document-meta>
</file>